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247e" officeooo:paragraph-rsid="000c247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c247e" officeooo:paragraph-rsid="000c247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247e" officeooo:paragraph-rsid="000c247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afc2" officeooo:paragraph-rsid="000dafc2" style:font-size-asian="10.5pt" style:font-weight-asian="normal" style:font-size-complex="12pt" style:font-weight-complex="normal"/>
    </style:style>
    <style:style style:name="T1" style:family="text">
      <style:text-properties officeooo:rsid="000c5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</text:p>
      <text:p text:style-name="P2"/>
      <text:p text:style-name="P3">jquery traduz para funcionar em todos os navegadores</text:p>
      <text:p text:style-name="P3">- <text:span text:style-name="T1">compatibilidade</text:span></text:p>
      <text:p text:style-name="P3">- <text:span text:style-name="T1">Produtividade</text:span></text:p>
      <text:p text:style-name="P3"/>
      <text:p text:style-name="P4">o arquibo jquery.js tem que ser carregado antes do javascri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21:11.537268846</meta:creation-date>
    <dc:date>2018-04-25T11:41:14.053074532</dc:date>
    <meta:editing-duration>PT20M2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5" meta:word-count="23" meta:character-count="151" meta:non-whitespace-character-count="132"/>
  </office:meta>
</office:document-meta>
</file>